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0.684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3cm" fo:min-width="0.2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3cm" fo:min-width="0.684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646cm" svg:height="0.823cm" svg:x="7.204cm" svg:y="1.39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2.469cm" svg:height="1.646cm" svg:x="6.792cm" svg:y="3.452cm">
          <text:p text:style-name="P1"><text:span text:style-name="T1">lese</text:span></text:p>
          <text:p text:style-name="P1"><text:span text:style-name="T1">1 By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8.027cm" svg:y1="2.217cm" svg:x2="8.027cm" svg:y2="3.452cm">
          <text:p/>
        </draw:line>
        <draw:custom-shape draw:style-name="gr4" draw:text-style-name="P2" draw:layer="layout" svg:width="3.292cm" svg:height="2.469cm" svg:x="6.381cm" svg:y="5.921cm">
          <text:p text:style-name="P1"><text:span text:style-name="T1">existiert</text:span></text:p>
          <text:p text:style-name="P1"><text:span text:style-name="T1">Pake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8.027cm" svg:y1="5.098cm" svg:x2="8.027cm" svg:y2="5.921cm">
          <text:p/>
        </draw:line>
        <draw:custom-shape draw:style-name="gr1" draw:text-style-name="P2" draw:layer="layout" svg:width="1.646cm" svg:height="0.823cm" svg:x="11.73cm" svg:y="6.744cm">
          <text:p text:style-name="P1"><text:span text:style-name="T1">Feh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9.673cm" svg:y1="7.155cm" svg:x2="11.731cm" svg:y2="7.155cm">
          <text:p/>
        </draw:line>
        <draw:frame draw:style-name="gr5" draw:layer="layout" svg:width="1.438cm" svg:height="0.806cm" svg:x="9.919cm" svg:y="6.461cm">
          <draw:text-box>
            <text:p><text:span text:style-name="T1">nein</text:span></text:p>
          </draw:text-box>
        </draw:frame>
        <draw:custom-shape draw:style-name="gr6" draw:text-style-name="P2" draw:layer="layout" svg:width="4.115cm" svg:height="2.469cm" svg:x="5.969cm" svg:y="10.036cm">
          <text:p text:style-name="P1"><text:span text:style-name="T1">lese Bytes</text:span></text:p>
          <text:p text:style-name="P1"><text:span text:style-name="T1">laut Paket-</text:span></text:p>
          <text:p text:style-name="P1"><text:span text:style-name="T1">defini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1" draw:layer="layout" svg:x1="8.027cm" svg:y1="8.39cm" svg:x2="8.027cm" svg:y2="10.036cm">
          <text:p/>
        </draw:line>
        <draw:frame draw:style-name="gr7" draw:text-style-name="P3" draw:layer="layout" svg:width="0.887cm" svg:height="0.806cm" svg:x="7.379cm" svg:y="8.471cm">
          <draw:text-box>
            <text:p><text:span text:style-name="T1">ja</text:span></text:p>
          </draw:text-box>
        </draw:frame>
        <draw:custom-shape draw:style-name="gr4" draw:text-style-name="P2" draw:layer="layout" svg:width="4.115cm" svg:height="3.292cm" svg:x="5.969cm" svg:y="14.151cm">
          <text:p text:style-name="P1"><text:span text:style-name="T1">Thread</text:span></text:p>
          <text:p text:style-name="P1"><text:span text:style-name="T1">gestopp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1.646cm" svg:height="0.823cm" svg:x="7.204cm" svg:y="18.677cm">
          <text:p text:style-name="P1"><text:span text:style-name="T1">End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8.027cm" svg:y1="17.443cm" svg:x2="8.027cm" svg:y2="18.678cm">
          <text:p/>
        </draw:line>
        <draw:line draw:style-name="gr8" draw:text-style-name="P1" draw:layer="layout" svg:x1="5.969cm" svg:y1="15.796cm" svg:x2="3.5cm" svg:y2="15.796cm">
          <text:p/>
        </draw:line>
        <draw:line draw:style-name="gr8" draw:text-style-name="P1" draw:layer="layout" svg:x1="3.5cm" svg:y1="15.797cm" svg:x2="3.5cm" svg:y2="4.275cm">
          <text:p/>
        </draw:line>
        <draw:line draw:style-name="gr3" draw:text-style-name="P1" draw:layer="layout" svg:x1="3.5cm" svg:y1="4.275cm" svg:x2="6.792cm" svg:y2="4.275cm">
          <text:p/>
        </draw:line>
        <draw:frame draw:style-name="gr7" draw:text-style-name="P3" draw:layer="layout" svg:width="0.887cm" svg:height="0.806cm" svg:x="7.368cm" svg:y="17.395cm">
          <draw:text-box>
            <text:p><text:span text:style-name="T1">ja</text:span></text:p>
          </draw:text-box>
        </draw:frame>
        <draw:frame draw:style-name="gr9" draw:text-style-name="P3" draw:layer="layout" svg:width="1.438cm" svg:height="0.806cm" svg:x="4.699cm" svg:y="15.103cm">
          <draw:text-box>
            <text:p><text:span text:style-name="T1">nein</text:span></text:p>
          </draw:text-box>
        </draw:frame>
        <draw:custom-shape draw:style-name="gr2" draw:text-style-name="P2" draw:layer="layout" svg:width="4.115cm" svg:height="2.469cm" svg:x="11.319cm" svg:y="10.036cm">
          <text:p text:style-name="P1"><text:span text:style-name="T1">gebe Paket in</text:span></text:p>
          <text:p text:style-name="P1"><text:span text:style-name="T1">die Warteschlange</text:span></text:p>
          <text:p text:style-name="P1"><text:span text:style-name="T1">des „Verarbeiten-</text:span></text:p>
          <text:p text:style-name="P1"><text:span text:style-name="T1">Thread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084cm" svg:y1="11.27cm" svg:x2="11.319cm" svg:y2="11.27cm">
          <text:p/>
        </draw:line>
        <draw:custom-shape draw:style-name="gr2" draw:text-style-name="P2" draw:layer="layout" svg:width="4.115cm" svg:height="2.469cm" svg:x="11.319cm" svg:y="14.562cm">
          <text:p text:style-name="P1"><text:span text:style-name="T1">„</text:span><text:span text:style-name="T1">Verarbeiten-</text:span></text:p>
          <text:p text:style-name="P1"><text:span text:style-name="T1">Thread“ Fort-</text:span></text:p>
          <text:p text:style-name="P1"><text:span text:style-name="T1">setzensignal</text:span></text:p>
          <text:p text:style-name="P1"><text:span text:style-name="T1">mitteil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3.376cm" svg:y1="12.504cm" svg:x2="13.376cm" svg:y2="14.562cm">
          <text:p/>
        </draw:line>
        <draw:line draw:style-name="gr3" draw:text-style-name="P1" draw:layer="layout" svg:x1="11.319cm" svg:y1="15.796cm" svg:x2="10.084cm" svg:y2="15.796cm">
          <text:p/>
        </draw:line>
        <draw:custom-shape draw:style-name="gr10" draw:text-style-name="P1" draw:layer="layout" svg:width="0.411cm" svg:height="0.411cm" svg:x="14.94cm" svg:y="10.11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0.411cm" svg:height="0.412cm" svg:x="14.981cm" svg:y="14.644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5.514cm" svg:height="0.806cm" svg:x="1.712cm" svg:y="18cm">
          <draw:text-box>
            <text:p><text:span text:style-name="T1">: Paket-Warteschlange</text:span></text:p>
          </draw:text-box>
        </draw:frame>
        <draw:frame draw:style-name="gr12" draw:text-style-name="P3" draw:layer="layout" svg:width="4.79cm" svg:height="0.806cm" svg:x="1.71cm" svg:y="18.8cm">
          <draw:text-box>
            <text:p><text:span text:style-name="T1">: Thread-Steuerung</text:span></text:p>
          </draw:text-box>
        </draw:frame>
        <draw:custom-shape draw:style-name="gr10" draw:text-style-name="P1" draw:layer="layout" svg:width="0.411cm" svg:height="0.411cm" svg:x="1.4cm" svg:y="18.19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0.411cm" svg:height="0.412cm" svg:x="1.4cm" svg:y="18.997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6T10:47:54.37</meta:creation-date>
    <dc:date>2012-03-07T13:15:34.13</dc:date>
    <meta:editing-duration>PT1H53M56S</meta:editing-duration>
    <meta:editing-cycles>17</meta:editing-cycles>
    <meta:generator>OpenOffice.org/3.3$Win32 OpenOffice.org_project/330m20$Build-9567</meta:generator>
    <meta:print-date>2012-03-07T08:54:57.90</meta:print-date>
    <meta:document-statistic meta:object-count="30"/>
  </office:meta>
</office:document-meta>
</file>